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ogos" style:family="table" style:master-page-name="First_20_Page">
      <style:table-properties style:width="19.001cm" style:page-number="auto" fo:break-before="auto" fo:break-after="auto" table:align="margins" fo:keep-with-next="auto" style:may-break-between-rows="true" table:border-model="collapsing"/>
    </style:style>
    <style:style style:name="Logos.A" style:family="table-column">
      <style:table-column-properties style:column-width="9.5cm" style:rel-column-width="32767*"/>
    </style:style>
    <style:style style:name="Logos.B" style:family="table-column">
      <style:table-column-properties style:column-width="9.5cm" style:rel-column-width="32768*"/>
    </style:style>
    <style:style style:name="Logos.1" style:family="table-row">
      <style:table-row-properties fo:keep-together="auto"/>
    </style:style>
    <style:style style:name="Logos.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Tabella1" style:family="table">
      <style:table-properties style:width="19.001cm" table:align="margins" style:may-break-between-rows="false"/>
    </style:style>
    <style:style style:name="Tabella1.A" style:family="table-column">
      <style:table-column-properties style:column-width="6.334cm" style:rel-column-width="21845*"/>
    </style:style>
    <style:style style:name="Tabella1.A1" style:family="table-cell">
      <style:table-cell-properties style:writing-mode="page"/>
    </style:style>
    <style:style style:name="Images_5f_Porthaven" style:display-name="Images_Porthaven" style:family="table">
      <style:table-properties style:width="19.001cm" table:align="margins"/>
    </style:style>
    <style:style style:name="Images_5f_Porthaven.A" style:display-name="Images_Porthaven.A" style:family="table-column">
      <style:table-column-properties style:column-width="6.334cm" style:rel-column-width="21845*"/>
    </style:style>
    <style:style style:name="Images_5f_Porthaven.A1" style:display-name="Images_Porthaven.A1" style:family="table-cell">
      <style:table-cell-properties style:writing-mode="page"/>
    </style:style>
    <style:style style:name="Images_5f_TheWaste" style:display-name="Images_TheWaste" style:family="table">
      <style:table-properties style:width="19.001cm" table:align="margins"/>
    </style:style>
    <style:style style:name="Images_5f_TheWaste.A" style:display-name="Images_TheWaste.A" style:family="table-column">
      <style:table-column-properties style:column-width="6.334cm" style:rel-column-width="21845*"/>
    </style:style>
    <style:style style:name="Images_5f_TheWaste.A1" style:display-name="Images_TheWaste.A1" style:family="table-cell">
      <style:table-cell-properties style:writing-mode="page"/>
    </style:style>
    <style:style style:name="Tabella7" style:family="table">
      <style:table-properties style:width="19.001cm" table:align="margins"/>
    </style:style>
    <style:style style:name="Tabella7.A" style:family="table-column">
      <style:table-column-properties style:column-width="6.334cm" style:rel-column-width="21845*"/>
    </style:style>
    <style:style style:name="Tabella7.A1" style:family="table-cell">
      <style:table-cell-properties fo:padding="0cm" fo:border="none" style:writing-mode="page"/>
    </style:style>
    <style:style style:name="Tabella6" style:family="table">
      <style:table-properties style:width="19.001cm" table:align="margins"/>
    </style:style>
    <style:style style:name="Tabella6.A" style:family="table-column">
      <style:table-column-properties style:column-width="6.334cm" style:rel-column-width="21845*"/>
    </style:style>
    <style:style style:name="Tabella6.A1" style:family="table-cell">
      <style:table-cell-properties style:writing-mode="page"/>
    </style:style>
    <style:style style:name="Tabella5" style:family="table">
      <style:table-properties style:width="19.001cm" table:align="margins"/>
    </style:style>
    <style:style style:name="Tabella5.A" style:family="table-column">
      <style:table-column-properties style:column-width="6.334cm" style:rel-column-width="21845*"/>
    </style:style>
    <style:style style:name="Tabella5.A1" style:family="table-cell">
      <style:table-cell-properties style:writing-mode="page"/>
    </style:style>
    <style:style style:name="Tabella4" style:family="table">
      <style:table-properties style:width="19.001cm" table:align="margins"/>
    </style:style>
    <style:style style:name="Tabella4.A" style:family="table-column">
      <style:table-column-properties style:column-width="6.334cm" style:rel-column-width="21845*"/>
    </style:style>
    <style:style style:name="Tabella4.A1" style:family="table-cell">
      <style:table-cell-properties style:writing-mode="page"/>
    </style:style>
    <style:style style:name="Tabella3" style:family="table">
      <style:table-properties style:width="19.001cm" table:align="margins"/>
    </style:style>
    <style:style style:name="Tabella3.A" style:family="table-column">
      <style:table-column-properties style:column-width="6.334cm" style:rel-column-width="21845*"/>
    </style:style>
    <style:style style:name="Tabella3.A1" style:family="table-cell">
      <style:table-cell-properties style:writing-mode="page"/>
    </style:style>
    <style:style style:name="Tabella2" style:family="table">
      <style:table-properties style:width="19.001cm" table:align="margins"/>
    </style:style>
    <style:style style:name="Tabella2.A" style:family="table-column">
      <style:table-column-properties style:column-width="6.334cm" style:rel-column-width="21845*"/>
    </style:style>
    <style:style style:name="Tabella2.A1" style:family="table-cell">
      <style:table-cell-properties style:writing-mode="page"/>
    </style:style>
    <style:style style:name="P1" style:family="paragraph" style:parent-style-name="Header">
      <style:text-properties fo:color="#faa61a"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7ae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14fc" officeooo:paragraph-rsid="007614f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7ce7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c7ae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a045" officeooo:paragraph-rsid="007c7ae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style>
    <style:style style:name="P10" style:family="paragraph" style:parent-style-name="Title">
      <style:text-properties fo:language="en" fo:country="US"/>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text-properties officeooo:paragraph-rsid="00549bbc"/>
    </style:style>
    <style:style style:name="P14" style:family="paragraph" style:parent-style-name="Text_20_body">
      <style:text-properties fo:language="en" fo:country="US"/>
    </style:style>
    <style:style style:name="P15" style:family="paragraph" style:parent-style-name="Text_20_body">
      <style:paragraph-properties fo:text-align="center" style:justify-single-word="false"/>
      <style:text-properties fo:language="en" fo:country="US"/>
    </style:style>
    <style:style style:name="P16"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17" style:family="paragraph" style:parent-style-name="Text_20_body">
      <style:text-properties fo:language="en" fo:country="US" officeooo:paragraph-rsid="007c7ae5"/>
    </style:style>
    <style:style style:name="P18" style:family="paragraph" style:parent-style-name="Text_20_body">
      <style:paragraph-properties fo:text-align="center" style:justify-single-word="false"/>
    </style:style>
    <style:style style:name="P19" style:family="paragraph" style:parent-style-name="Text_20_body">
      <style:text-properties officeooo:rsid="004275d3" officeooo:paragraph-rsid="004275d3"/>
    </style:style>
    <style:style style:name="P20" style:family="paragraph" style:parent-style-name="Text_20_body">
      <style:text-properties officeooo:paragraph-rsid="007c7ae5"/>
    </style:style>
    <style:style style:name="P21" style:family="paragraph" style:parent-style-name="Subtitle">
      <style:text-properties fo:language="en" fo:country="US"/>
    </style:style>
    <style:style style:name="P22"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Heading_20_2">
      <style:paragraph-properties fo:break-before="page"/>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Heading" style:master-page-name="Index">
      <style:paragraph-properties style:page-number="auto"/>
    </style:style>
    <style:style style:name="P27" style:family="paragraph" style:parent-style-name="Heading_20_1" style:master-page-name="Standard">
      <style:paragraph-properties style:page-number="1"/>
      <style:text-properties fo:language="en" fo:country="US"/>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en" fo:country="U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fo:language="en" fo:country="US"/>
    </style:style>
    <style:style style:name="T2" style:family="text">
      <style:text-properties fo:color="#000000" style:font-name="Liberation Serif"/>
    </style:style>
    <style:style style:name="T3" style:family="text">
      <style:text-properties fo:color="#000000" style:font-name="Liberation Serif" fo:language="en" fo:country="US"/>
    </style:style>
    <style:style style:name="T4" style:family="text">
      <style:text-properties fo:color="#000000" fo:language="en" fo:country="US"/>
    </style:style>
    <style:style style:name="T5" style:family="text">
      <style:text-properties officeooo:rsid="0011f712"/>
    </style:style>
    <style:style style:name="T6" style:family="text">
      <style:text-properties officeooo:rsid="00133305"/>
    </style:style>
    <style:style style:name="T7" style:family="text">
      <style:text-properties officeooo:rsid="00134e72"/>
    </style:style>
    <style:style style:name="T8" style:family="text">
      <style:text-properties officeooo:rsid="0013c2b0"/>
    </style:style>
    <style:style style:name="T9" style:family="text">
      <style:text-properties officeooo:rsid="001a08c3"/>
    </style:style>
    <style:style style:name="T10" style:family="text">
      <style:text-properties officeooo:rsid="0024fd7a"/>
    </style:style>
    <style:style style:name="T11" style:family="text">
      <style:text-properties officeooo:rsid="0027d681"/>
    </style:style>
    <style:style style:name="T12" style:family="text">
      <style:text-properties text:display="none"/>
    </style:style>
    <style:style style:name="T13" style:family="text">
      <style:text-properties officeooo:rsid="004c0ecd"/>
    </style:style>
    <style:style style:name="T14" style:family="text">
      <style:text-properties officeooo:rsid="007b885d"/>
    </style:style>
    <style:style style:name="T15" style:family="text">
      <style:text-properties officeooo:rsid="007c7ae5"/>
    </style:style>
    <style:style style:name="T16" style:family="text">
      <style:text-properties officeooo:rsid="007d0c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able:table table:name="Logos" table:style-name="Logos">
        <table:table-column table:style-name="Logos.A"/>
        <table:table-column table:style-name="Logos.B"/>
        <table:table-row table:style-name="Logos.1">
          <table:table-cell table:style-name="Logos.A1" office:value-type="string">
            <text:p text:style-name="P11"><draw:frame draw:style-name="fr3" draw:name="Immagine1" text:anchor-type="as-char" svg:width="8.31cm" svg:height="2.79cm" draw:z-index="72"><draw:image xlink:href="../../Resources/Logos/unimi.png" xlink:type="simple" xlink:show="embed" xlink:actuate="onLoad" loext:mime-type="image/png"/></draw:frame></text:p>
          </table:table-cell>
          <table:table-cell table:style-name="Logos.A1" office:value-type="string">
            <text:p text:style-name="P12"><draw:frame draw:style-name="fr4" draw:name="Immagine2" text:anchor-type="as-char" svg:width="7.83cm" svg:height="2.79cm" draw:z-index="0"><draw:image xlink:href="../../Resources/Logos/logo%20pong.png" xlink:type="simple" xlink:show="embed" xlink:actuate="onLoad" loext:mime-type="image/png"/></draw:frame></text:p>
          </table:table-cell>
        </table:table-row>
      </table:table>
      <text:p text:style-name="P10">Howl’s Moving Castle: another door</text:p>
      <text:p text:style-name="P21">Game design document</text:p>
      <text:p text:style-name="P14"><draw:frame draw:style-name="fr3" draw:name="Immagine16" text:anchor-type="as-char" svg:width="19.001cm" svg:height="13.24cm" draw:z-index="2"><draw:image xlink:href="../../Resources/Levels/Ingary/The%20Waste/Moving%20Castle/pen.png" xlink:type="simple" xlink:show="embed" xlink:actuate="onLoad" loext:mime-type="image/png"/></draw:frame></text:p>
      <text:p text:style-name="P15"><draw:frame draw:style-name="fr4" draw:name="Immagine28" text:anchor-type="as-char" svg:width="4.44cm" svg:height="4.5cm" draw:z-index="74"><draw:image xlink:href="../../Resources/Logos/Team7/complesso.png" xlink:type="simple" xlink:show="embed" xlink:actuate="onLoad" loext:mime-type="image/png"/></draw:frame></text:p>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3">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3">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3">Michel<text:span text:style-name="T10">e</text:span></text:p>
          </table:table-cell>
        </table:table-row>
      </table:table>
      <text:p text:style-name="P1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6">Index</text:p>
          </text:index-title>
          <text:p text:style-name="P25"><text:a xlink:type="simple" xlink:href="#__RefHeading___Toc154_2204026579">Change log<text:tab/>1</text:a></text:p>
          <text:p text:style-name="P25"><text:a xlink:type="simple" xlink:href="#__RefHeading___Toc7696_3993814332">High Concepts<text:tab/>2</text:a></text:p>
          <text:p text:style-name="P25"><text:a xlink:type="simple" xlink:href="#__RefHeading___Toc5067_3075416471">Main Story<text:tab/>2</text:a></text:p>
          <text:p text:style-name="P25"><text:a xlink:type="simple" xlink:href="#__RefHeading___Toc7698_3993814332">Settings<text:tab/>3</text:a></text:p>
          <text:p text:style-name="P30"><text:a xlink:type="simple" xlink:href="#__RefHeading___Toc7700_3993814332">Ingary<text:tab/>3</text:a></text:p>
          <text:p text:style-name="P30"><text:a xlink:type="simple" xlink:href="#__RefHeading___Toc7702_3993814332">Radme<text:tab/>3</text:a></text:p>
          <text:p text:style-name="P30"><text:a xlink:type="simple" xlink:href="#__RefHeading___Toc7704_3993814332">Ingary under attack<text:tab/>3</text:a></text:p>
          <text:p text:style-name="P25"><text:a xlink:type="simple" xlink:href="#__RefHeading___Toc7706_3993814332">Synopsis<text:tab/>4</text:a></text:p>
          <text:p text:style-name="P30"><text:a xlink:type="simple" xlink:href="#__RefHeading___Toc7708_3993814332">First act<text:tab/>4</text:a></text:p>
          <text:p text:style-name="P30"><text:a xlink:type="simple" xlink:href="#__RefHeading___Toc7710_3993814332">Second act<text:tab/>4</text:a></text:p>
          <text:p text:style-name="P30"><text:a xlink:type="simple" xlink:href="#__RefHeading___Toc7712_3993814332">Third act<text:tab/>4</text:a></text:p>
          <text:p text:style-name="P25"><text:a xlink:type="simple" xlink:href="#__RefHeading___Toc7714_3993814332">Themes<text:tab/>5</text:a></text:p>
          <text:p text:style-name="P25"><text:a xlink:type="simple" xlink:href="#__RefHeading___Toc986_2253640035">Goal outline<text:tab/>5</text:a></text:p>
          <text:p text:style-name="P25"><text:a xlink:type="simple" xlink:href="#__RefHeading___Toc182_2204026579">World diagram<text:tab/>6</text:a></text:p>
          <text:p text:style-name="P25"><text:a xlink:type="simple" xlink:href="#__RefHeading___Toc1588_3379591527">Story flowchart<text:tab/>7</text:a></text:p>
          <text:p text:style-name="P25"><text:a xlink:type="simple" xlink:href="#__RefHeading___Toc1557_2253640035">World map<text:tab/>8</text:a></text:p>
          <text:p text:style-name="P25"><text:a xlink:type="simple" xlink:href="#__RefHeading___Toc194_2204026579">Characters<text:tab/>9</text:a></text:p>
          <text:p text:style-name="P30"><text:a xlink:type="simple" xlink:href="#__RefHeading___Toc1060_3726282123">Sophie Hatter<text:tab/>9</text:a></text:p>
          <text:p text:style-name="P30"><text:a xlink:type="simple" xlink:href="#__RefHeading___Toc1062_3726282123">Howl<text:tab/>10</text:a></text:p>
          <text:p text:style-name="P30"><text:a xlink:type="simple" xlink:href="#__RefHeading___Toc10179_616419987">Orphan child<text:tab/>11</text:a></text:p>
          <text:p text:style-name="P30"><text:a xlink:type="simple" xlink:href="#__RefHeading___Toc2235_3626834494">Layton<text:tab/>12</text:a></text:p>
          <text:p text:style-name="P30"><text:a xlink:type="simple" xlink:href="#__RefHeading___Toc1070_3726282123">Madame Suliman<text:tab/>13</text:a></text:p>
          <text:p text:style-name="P30"><text:a xlink:type="simple" xlink:href="#__RefHeading___Toc1072_3726282123">Calcifer<text:tab/>14</text:a></text:p>
          <text:p text:style-name="P30"><text:a xlink:type="simple" xlink:href="#__RefHeading___Toc1074_3726282123">Heen<text:tab/>15</text:a></text:p>
          <text:p text:style-name="P30"><text:a xlink:type="simple" xlink:href="#__RefHeading___Toc1118_3955682872">King Beuron<text:tab/>16</text:a></text:p>
          <text:p text:style-name="P30"><text:a xlink:type="simple" xlink:href="#__RefHeading___Toc10181_616419987">Ben<text:tab/>17</text:a></text:p>
          <text:p text:style-name="P30"><text:a xlink:type="simple" xlink:href="#__RefHeading___Toc1076_3726282123">Markl<text:tab/>18</text:a></text:p>
          <text:p text:style-name="P30"><text:a xlink:type="simple" xlink:href="#__RefHeading___Toc1078_3726282123">Witch of the Waste<text:tab/>19</text:a></text:p>
          <text:p text:style-name="P25"><text:a xlink:type="simple" xlink:href="#__RefHeading___Toc2147_3626834494">Characters relationships<text:tab/>20</text:a></text:p>
          <text:p text:style-name="P30"><text:a xlink:type="simple" xlink:href="#__RefHeading___Toc2149_3626834494">During apprenticeship<text:tab/>20</text:a></text:p>
          <text:p text:style-name="P30"><text:a xlink:type="simple" xlink:href="#__RefHeading___Toc2151_3626834494">Beginning of Act 1<text:tab/>20</text:a></text:p>
          <text:p text:style-name="P30"><text:a xlink:type="simple" xlink:href="#__RefHeading___Toc2153_3626834494">Ending of Act 1<text:tab/>21</text:a></text:p>
          <text:p text:style-name="P30"><text:a xlink:type="simple" xlink:href="#__RefHeading___Toc2155_3626834494">Ending of Act 2<text:tab/>21</text:a></text:p>
          <text:p text:style-name="P25"><text:a xlink:type="simple" xlink:href="#__RefHeading___Toc1975_4218539201">Enemies<text:tab/>22</text:a></text:p>
          <text:p text:style-name="P25"><text:a xlink:type="simple" xlink:href="#__RefHeading___Toc1977_4218539201">Weapons<text:tab/>23</text:a></text:p>
          <text:p text:style-name="P25"><text:a xlink:type="simple" xlink:href="#__RefHeading___Toc1979_4218539201">Fights outcomes<text:tab/>24</text:a></text:p>
          <text:p text:style-name="P25"><text:a xlink:type="simple" xlink:href="#__RefHeading___Toc1981_4218539201">Additional reference images<text:tab/>25</text:a></text:p>
          <text:p text:style-name="P30"><text:a xlink:type="simple" xlink:href="#__RefHeading___Toc3312_4218539201">Settings<text:tab/>25</text:a></text:p>
          <text:p text:style-name="P23"><text:a xlink:type="simple" xlink:href="#__RefHeading___Toc4422_4218539201">Ingary<text:tab/>25</text:a></text:p>
          <text:p text:style-name="P31"><text:a xlink:type="simple" xlink:href="#__RefHeading___Toc4424_4218539201">Kingsbury<text:tab/>25</text:a></text:p>
          <text:p text:style-name="P31"><text:a xlink:type="simple" xlink:href="#__RefHeading___Toc4426_4218539201">Porthaven<text:tab/>25</text:a></text:p>
          <text:p text:style-name="P31"><text:a xlink:type="simple" xlink:href="#__RefHeading___Toc4428_4218539201">The waste<text:tab/>25</text:a></text:p>
          <text:p text:style-name="P23"><text:a xlink:type="simple" xlink:href="#__RefHeading___Toc4430_4218539201">Radme<text:tab/>26</text:a></text:p>
          <text:p text:style-name="P31"><text:a xlink:type="simple" xlink:href="#__RefHeading___Toc4432_4218539201">Cal<text:tab/>26</text:a></text:p>
          <text:p text:style-name="P31"><text:soft-page-break/><text:a xlink:type="simple" xlink:href="#__RefHeading___Toc4434_4218539201">Clearing<text:tab/>26</text:a></text:p>
          <text:p text:style-name="P31"><text:a xlink:type="simple" xlink:href="#__RefHeading___Toc4436_4218539201">Dark Mountain<text:tab/>27</text:a></text:p>
          <text:p text:style-name="P31"><text:a xlink:type="simple" xlink:href="#__RefHeading___Toc4438_4218539201">Roaring Hills<text:tab/>27</text:a></text:p>
          <text:p text:style-name="P31"><text:a xlink:type="simple" xlink:href="#__RefHeading___Toc4440_4218539201">Salt Marina<text:tab/>27</text:a></text:p>
          <text:p text:style-name="P31"><text:a xlink:type="simple" xlink:href="#__RefHeading___Toc4442_4218539201">Swamps<text:tab/>28</text:a></text:p>
        </text:index-body>
      </text:table-of-content>
      <text:p text:style-name="P14"/>
      <text:h text:style-name="P27"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rs</text:p>
          </table:table-cell>
        </table:table-row>
        <table:table-row table:style-name="Changelog.3">
          <table:table-cell table:style-name="Changelog.A3" office:value-type="string">
            <text:p text:style-name="P3">Dettori, <text:span text:style-name="T6">Iervolino, Maione</text:span></text:p>
          </table:table-cell>
          <table:table-cell table:style-name="Changelog.B3" office:value-type="string">
            <text:p text:style-name="P3">22/10/2018</text:p>
          </table:table-cell>
          <table:table-cell table:style-name="Changelog.B3" office:value-type="string">
            <text:p text:style-name="P3">Wrote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ote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ote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 <text:span text:style-name="T6">Iervolino</text:span></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Settings, Synopsis and topics</text:p>
          </table:table-cell>
        </table:table-row>
        <table:table-row table:style-name="Changelog.10">
          <table:table-cell table:style-name="Changelog.A2" office:value-type="string">
            <text:p text:style-name="P3">Dettori, <text:span text:style-name="T6">Iervolino, </text:span>Maione</text:p>
          </table:table-cell>
          <table:table-cell table:style-name="Changelog.B2" office:value-type="string">
            <text:p text:style-name="P3">05/11/2018</text:p>
          </table:table-cell>
          <table:table-cell table:style-name="Changelog.B2" office:value-type="string">
            <text:p text:style-name="P3"><text:span text:style-name="T5">Designed and </text:span>Added world maps</text:p>
          </table:table-cell>
        </table:table-row>
        <table:table-row table:style-name="Changelog.10">
          <table:table-cell table:style-name="Changelog.A3" office:value-type="string">
            <text:p text:style-name="P3">Maione</text:p>
          </table:table-cell>
          <table:table-cell table:style-name="Changelog.B3" office:value-type="string">
            <text:p text:style-name="P3">06/11/2018</text:p>
          </table:table-cell>
          <table:table-cell table:style-name="Changelog.B3" office:value-type="string">
            <text:p text:style-name="P3">Updated diagrams and maps</text:p>
          </table:table-cell>
        </table:table-row>
        <table:table-row table:style-name="Changelog.10">
          <table:table-cell table:style-name="Changelog.A2" office:value-type="string">
            <text:p text:style-name="P3">Maione</text:p>
          </table:table-cell>
          <table:table-cell table:style-name="Changelog.B2" office:value-type="string">
            <text:p text:style-name="P3">07/11/2018</text:p>
          </table:table-cell>
          <table:table-cell table:style-name="Changelog.B2" office:value-type="string">
            <text:p text:style-name="P3">Updated characters layout</text:p>
          </table:table-cell>
        </table:table-row>
        <table:table-row table:style-name="Changelog.10">
          <table:table-cell table:style-name="Changelog.A3" office:value-type="string">
            <text:p text:style-name="P3">Iervolino</text:p>
          </table:table-cell>
          <table:table-cell table:style-name="Changelog.B3" office:value-type="string">
            <text:p text:style-name="P3">07/11/2018</text:p>
          </table:table-cell>
          <table:table-cell table:style-name="Changelog.B3" office:value-type="string">
            <text:p text:style-name="P3">Description and backstory of the characters, goals outline</text:p>
          </table:table-cell>
        </table:table-row>
        <table:table-row table:style-name="Changelog.10">
          <table:table-cell table:style-name="Changelog.A2" office:value-type="string">
            <text:p text:style-name="P3">Dettori</text:p>
          </table:table-cell>
          <table:table-cell table:style-name="Changelog.B2" office:value-type="string">
            <text:p text:style-name="P3">07/11/2018</text:p>
          </table:table-cell>
          <table:table-cell table:style-name="Changelog.B2" office:value-type="string">
            <text:p text:style-name="P3">World diagrams, added Ben</text:p>
          </table:table-cell>
        </table:table-row>
        <table:table-row table:style-name="Changelog.10">
          <table:table-cell table:style-name="Changelog.A3" office:value-type="string">
            <text:p text:style-name="P3">Dettori, Iervolino</text:p>
          </table:table-cell>
          <table:table-cell table:style-name="Changelog.B3" office:value-type="string">
            <text:p text:style-name="P3">08/11/2018</text:p>
          </table:table-cell>
          <table:table-cell table:style-name="Changelog.B3" office:value-type="string">
            <text:p text:style-name="P3">Validation</text:p>
          </table:table-cell>
        </table:table-row>
        <table:table-row table:style-name="Changelog.10">
          <table:table-cell table:style-name="Changelog.A2" office:value-type="string">
            <text:p text:style-name="P3">Maione</text:p>
          </table:table-cell>
          <table:table-cell table:style-name="Changelog.B2" office:value-type="string">
            <text:p text:style-name="P3">08/11/2018</text:p>
          </table:table-cell>
          <table:table-cell table:style-name="Changelog.B2" office:value-type="string">
            <text:p text:style-name="P3">General formatting</text:p>
          </table:table-cell>
        </table:table-row>
        <table:table-row table:style-name="Changelog.10">
          <table:table-cell table:style-name="Changelog.A3" office:value-type="string">
            <text:p text:style-name="P5">Maione</text:p>
          </table:table-cell>
          <table:table-cell table:style-name="Changelog.B3" office:value-type="string">
            <text:p text:style-name="P5">16/11/2018</text:p>
          </table:table-cell>
          <table:table-cell table:style-name="Changelog.B3" office:value-type="string">
            <text:p text:style-name="P5">Added image for setting</text:p>
          </table:table-cell>
        </table:table-row>
        <table:table-row table:style-name="Changelog.10">
          <table:table-cell table:style-name="Changelog.A2" office:value-type="string">
            <text:p text:style-name="P5">Maione</text:p>
          </table:table-cell>
          <table:table-cell table:style-name="Changelog.B2" office:value-type="string">
            <text:p text:style-name="P5">17/11/2018</text:p>
          </table:table-cell>
          <table:table-cell table:style-name="Changelog.B2" office:value-type="string">
            <text:p text:style-name="P5">Replaced all the embedded images with the <text:span text:style-name="T16">referenced</text:span> one</text:p>
          </table:table-cell>
        </table:table-row>
        <table:table-row table:style-name="Changelog.10">
          <table:table-cell table:style-name="Changelog.A3" office:value-type="string">
            <text:p text:style-name="P6">Dettori</text:p>
          </table:table-cell>
          <table:table-cell table:style-name="Changelog.B3" office:value-type="string">
            <text:p text:style-name="P6">17/11/2018</text:p>
          </table:table-cell>
          <table:table-cell table:style-name="Changelog.B3" office:value-type="string">
            <text:p text:style-name="P6">Modified story flowchart</text:p>
          </table:table-cell>
        </table:table-row>
        <table:table-row table:style-name="Changelog.10">
          <table:table-cell table:style-name="Changelog.A2" office:value-type="string">
            <text:p text:style-name="P4">Iervolino</text:p>
          </table:table-cell>
          <table:table-cell table:style-name="Changelog.B2" office:value-type="string">
            <text:p text:style-name="P7">17/11/2018</text:p>
          </table:table-cell>
          <table:table-cell table:style-name="Changelog.B2" office:value-type="string">
            <text:p text:style-name="P8">Added Main story</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h text:style-name="Heading_20_1" text:outline-level="1"><text:bookmark-start text:name="__RefHeading___Toc7696_3993814332"/><text:soft-page-break/>High Concepts<text:bookmark-end text:name="__RefHeading___Toc7696_3993814332"/></text:h>
      <text:p text:style-name="P14">After the previous adventure Howl, Sophie, Calcifer, Markl and the witch of the wasted lands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how to control the spirits and, once freed, dominates the sentient minds by amplifying their own negative feelings. Without confessing it 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he adventure and orders Heen, in the form of a warrior, to watch over them. Over the ocean, with the help of the King Breunor ousted by Layton, they retrace the journey of Howl, who now wanders as a child without memory. The team must find Howl and his experience to bring him back to battle, while Layton rallies his forces to attack their kingdom and defeat Suliman too, completing his revenge. Gathering together after growing up in difficulties, Sophie and Howl manage to defeat Layton.</text:p>
      <text:h text:style-name="Heading_20_1" text:outline-level="1"><text:bookmark-start text:name="__RefHeading___Toc5067_3075416471"/>Main Story<text:bookmark-end text:name="__RefHeading___Toc5067_3075416471"/></text:h>
      <text:p text:style-name="P20">The wizard Layton, a devout apprentice of Suliman, was envious of Howl, who has quickly become better than him, and conquered Suliman’s benevolence. So he tried to steal Calcifer <text:span text:style-name="T15">tricking</text:span> Howl, but he failed and was therefore exiled by Howl in Radme, where he lied locked up in an urn with the spirits of despair. Once accidentally freed by some wizards apprentices, he <text:span text:style-name="T15">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17">Meanwhile, Sophie and her friends asked Suliman what happened to Howl, alarmed by his disappearance. They add to the team Heen, a human-dog that leaves willingly for Radme, where many of his human parts were spread by the witch of the waste a long time ago. After rapidly refining their fighting skills they proceed to Radme, where they follow a network of runaway immune to the slime, until they reach the capital. Here they meet Ben and the little Howl (the witch of the waste notes that he has a strange symbol on his neck). Eager to know what happened to their friend they infiltrate in the castle to interrogate the guards that Beuron gave to Howl when he was defeated, locked up in the castle by Layton. The soldiers tell them of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ching him on the neck, and how he now uses his experience as an ornament at the castle, he also says that wants to leave for Ingary, where he will defeat Suliman. The witch of the waste reveals that the orphaned child in the capital could be Howl, and than the team heartened proceed to Layton’s fortress, beyond the swamps, where they recover the Howl’s experience. Returning to Cal Howl regains his normal appearance, and reunited they leave for Ingary, where they will defeat Layton, who is rapidly spreading terror.</text:p>
      <text:h text:style-name="P28" text:outline-level="1"><text:bookmark-start text:name="__RefHeading___Toc7698_3993814332"/>Settings<text:bookmark-end text:name="__RefHeading___Toc7698_3993814332"/></text:h>
      <text:p text:style-name="P19">You can find all the visual reference at page <text:bookmark-ref text:reference-format="page" text:ref-name="__RefHeading___Toc3312_4218539201">25</text:bookmark-ref>.</text:p>
      <text:h text:style-name="Heading_20_2" text:outline-level="2"><text:bookmark-start text:name="__RefHeading___Toc7700_3993814332"/>Ingary <draw:frame draw:style-name="fr3" draw:name="Immagine33" text:anchor-type="as-char" svg:width="1cm" svg:height="0.52cm" draw:z-index="76"><draw:image xlink:href="../../Resources/Levels/Ingary/flag.jpg" xlink:type="simple" xlink:show="embed" xlink:actuate="onLoad" loext:mime-type="image/jpeg"/></draw:frame><text:bookmark-end text:name="__RefHeading___Toc7700_3993814332"/></text:h>
      <text:p text:style-name="P14">Ingary is in the same condition in which the novel left <text:span text:style-name="T7">it</text:span>, with the peace and meekness that distinguish <text:span text:style-name="T7">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7">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24"><draw:text-box fo:min-height="3.422cm"><text:p text:style-name="Picture"><draw:frame draw:style-name="fr5" draw:name="Immagine29" text:anchor-type="as-char" svg:width="6.332cm" style:rel-width="100%" svg:height="3.422cm" style:rel-height="scale" draw:z-index="80"><draw:image xlink:href="../../Resources/Levels/Ingary/Kingsbury/Kingsbury.jpg" xlink:type="simple" xlink:show="embed" xlink:actuate="onLoad" loext:mime-type="image/jpeg"/></draw:frame><text:span text:style-name="T1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3"><draw:text-box fo:min-height="2.02cm"><text:p text:style-name="Picture"><draw:frame draw:style-name="fr5" draw:name="Immagine31" text:anchor-type="as-char" svg:width="6.334cm" style:rel-width="100%" svg:height="2.02cm" style:rel-height="scale" draw:z-index="82"><draw:image xlink:href="../../Resources/Levels/Ingary/Porthaven/Porthaven.jpg" xlink:type="simple" xlink:show="embed" xlink:actuate="onLoad" loext:mime-type="image/jpeg"/></draw:frame><text:span text:style-name="T1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27"><draw:text-box fo:min-height="3.833cm"><text:p text:style-name="Picture"><draw:frame draw:style-name="fr5" draw:name="Immagine32" text:anchor-type="as-char" svg:width="6.334cm" style:rel-width="100%" svg:height="3.833cm" style:rel-height="scale" draw:z-index="84"><draw:image xlink:href="../../Resources/Levels/Ingary/The%20Waste/Folding%20Valley/Folding%20Valley.jpg" xlink:type="simple" xlink:show="embed" xlink:actuate="onLoad" loext:mime-type="image/jpeg"/></draw:frame><text:span text:style-name="T12"><text:line-break/></text:span>Picture <text:sequence text:ref-name="refPicture2" text:name="Picture" text:formula="ooow:Picture+1" style:num-format="1">3</text:sequence>: Folding Valley</text:p></draw:text-box></draw:frame></text:p>
          </table:table-cell>
        </table:table-row>
      </table:table>
      <text:h text:style-name="Heading_20_2" text:outline-level="2"><text:bookmark-start text:name="__RefHeading___Toc7702_3993814332"/>Radme <draw:frame draw:style-name="fr3" draw:name="Immagine34" text:anchor-type="as-char" svg:width="1cm" svg:height="0.52cm" draw:z-index="78"><draw:image xlink:href="../../Resources/Levels/Radme/Flag.png" xlink:type="simple" xlink:show="embed" xlink:actuate="onLoad" loext:mime-type="image/png"/></draw:frame><text:bookmark-end text:name="__RefHeading___Toc7702_3993814332"/></text:h>
      <text:p text:style-name="P14">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7">in</text:span> the north, but in the city the slime of despairing spirits continues to spread, multiplying. In the innermost part of the continent, beyond the marshes, stands the highest mountain, where Layton had been exiled and where today his fortress <text:span text:style-name="T7">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30"><draw:text-box fo:min-height="3.561cm"><text:p text:style-name="Picture"><draw:frame draw:style-name="fr5" draw:name="Immagine37" text:anchor-type="as-char" svg:width="6.332cm" style:rel-width="100%" svg:height="3.561cm" style:rel-height="scale" draw:z-index="85"><draw:image xlink:href="../../Resources/Levels/Radme/Salt%20Marina/Salt%20Marina.jpg" xlink:type="simple" xlink:show="embed" xlink:actuate="onLoad" loext:mime-type="image/jpeg"/></draw:frame><text:span text:style-name="T1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29"><draw:text-box fo:min-height="3.563cm"><text:p text:style-name="Picture"><draw:frame draw:style-name="fr5" draw:name="Immagine36" text:anchor-type="as-char" svg:width="6.334cm" style:rel-width="100%" svg:height="3.563cm" style:rel-height="scale" draw:z-index="88"><draw:image xlink:href="../../Resources/Levels/Radme/Roaring%20Hills/Roaring%20Hills.png" xlink:type="simple" xlink:show="embed" xlink:actuate="onLoad" loext:mime-type="image/png"/></draw:frame><text:span text:style-name="T1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28"><draw:text-box fo:min-height="6.168cm"><text:p text:style-name="Picture"><draw:frame draw:style-name="fr5" draw:name="Immagine35" text:anchor-type="as-char" svg:width="6.334cm" style:rel-width="100%" svg:height="6.168cm" style:rel-height="scale" draw:z-index="90"><draw:image xlink:href="../../Resources/Levels/Radme/Cal/Cal%20-%20landscape.png" xlink:type="simple" xlink:show="embed" xlink:actuate="onLoad" loext:mime-type="image/png"/></draw:frame><text:span text:style-name="T12"><text:line-break/></text:span>Picture <text:sequence text:ref-name="refPicture5" text:name="Picture" text:formula="ooow:Picture+1" style:num-format="1">6</text:sequence>: Cal</text:p></draw:text-box></draw:frame></text:p>
          </table:table-cell>
        </table:table-row>
      </table:table>
      <text:h text:style-name="Heading_20_2" text:outline-level="2"><text:bookmark-start text:name="__RefHeading___Toc7704_3993814332"/>Ingary under attack<text:bookmark-end text:name="__RefHeading___Toc7704_3993814332"/></text:h>
      <text:p text:style-name="P14">In the final stages of the game, when the protagonists have returned to Ingary to stop Layton’s progression, the cities have become very dark, <text:span text:style-name="T7">as</text:span> the sky and the inhabitants. Only a few are saved from the slime, which drives mad crowds spreading like wildfire.</text:p>
      <text:h text:style-name="P28" text:outline-level="1"><text:bookmark-start text:name="__RefHeading___Toc7706_3993814332"/>Synopsis<text:bookmark-end text:name="__RefHeading___Toc7706_3993814332"/></text:h>
      <text:h text:style-name="Heading_20_2" text:outline-level="2"><text:bookmark-start text:name="__RefHeading___Toc7708_3993814332"/>First act<text:bookmark-end text:name="__RefHeading___Toc7708_3993814332"/></text:h>
      <text:p text:style-name="P14">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text:bookmark-start text:name="__RefHeading___Toc7710_3993814332"/>Second act<text:bookmark-end text:name="__RefHeading___Toc7710_3993814332"/></text:h>
      <text:p text:style-name="P14">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ext:bookmark-start text:name="__RefHeading___Toc7712_3993814332"/>Third act<text:bookmark-end text:name="__RefHeading___Toc7712_3993814332"/></text:h>
      <text:p text:style-name="P14">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text:h text:style-name="P28" text:outline-level="1"><text:bookmark-start text:name="__RefHeading___Toc7714_3993814332"/>Themes<text:bookmark-end text:name="__RefHeading___Toc7714_3993814332"/></text:h>
      <text:p text:style-name="Text_20_body">The hero leaves to redeem a past error that allowed the bad guy to spread like a disease.</text:p>
      <text:p text:style-name="Standard">The hero is captured, and his friends, led by a brave and inexperienced heroine, embarks on a long journey <text:span text:style-name="T7">to come </text:span>back to the initial status quo.</text:p>
      <text:p text:style-name="Standard">They are helped by sages as the old teacher of the hero and the ousted king of Radme.</text:p>
      <text:p text:style-name="Standard">The unexpected hero leads a revolt to save the conquered city</text:p>
      <text:h text:style-name="Heading_20_1" text:outline-level="1"><text:bookmark-start text:name="__RefHeading___Toc986_2253640035"/>Goal outline<text:bookmark-end text:name="__RefHeading___Toc986_2253640035"/></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4">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text:h text:style-name="P29" text:outline-level="1"><text:bookmark-start text:name="__RefHeading___Toc182_2204026579"/>World diagram<text:bookmark-end text:name="__RefHeading___Toc182_2204026579"/></text:h>
      <text:p text:style-name="P18"><draw:frame draw:style-name="fr2" draw:name="Cornice37" text:anchor-type="as-char" svg:width="19.001cm" draw:z-index="92"><draw:text-box fo:min-height="21.53cm"><text:p text:style-name="Picture"><draw:frame draw:style-name="fr5" draw:name="Immagine7" text:anchor-type="as-char" svg:width="19.001cm" style:rel-width="100%" svg:height="21.53cm" style:rel-height="scale" draw:z-index="94"><draw:image xlink:href="../../Resources/Levels/World%20Diagram.png" xlink:type="simple" xlink:show="embed" xlink:actuate="onLoad" loext:mime-type="image/png"/></draw:frame><text:span text:style-name="T12"><text:line-break/></text:span>Picture <text:sequence text:ref-name="refPicture6" text:name="Picture" text:formula="ooow:Picture+1" style:num-format="1">7</text:sequence>: The legend for the world diagram it’s the same we have used for the story flowchart</text:p></draw:text-box></draw:frame></text:p>
      <text:h text:style-name="P29" text:outline-level="1"><text:bookmark-start text:name="__RefHeading___Toc1588_3379591527"/>Story flowchart<text:bookmark-end text:name="__RefHeading___Toc1588_3379591527"/></text:h>
      <text:p text:style-name="P15"><draw:frame draw:style-name="fr1" draw:name="Cornice36" text:anchor-type="paragraph" svg:width="15.734cm" draw:z-index="19"><draw:text-box fo:min-height="22.966cm"><text:p text:style-name="Picture"><draw:frame draw:style-name="fr5" draw:name="Immagine22" text:anchor-type="as-char" svg:width="15.734cm" style:rel-width="100%" svg:height="22.966cm" style:rel-height="scale" draw:z-index="86"><draw:image xlink:href="../Story%20FlowChart.png" xlink:type="simple" xlink:show="embed" xlink:actuate="onLoad" loext:mime-type="image/png"/></draw:frame><text:span text:style-name="T12"><text:line-break/></text:span>Picture <text:sequence text:ref-name="refPicture7" text:name="Picture" text:formula="ooow:Picture+1" style:num-format="1">8</text:sequence>: The legend for the story flowchart it’s the same we have used for <text:span text:style-name="T14">the </text:span>world diagram</text:p></draw:text-box></draw:frame></text:p>
      <text:h text:style-name="P29" text:outline-level="1"><text:bookmark-start text:name="__RefHeading___Toc1557_2253640035"/>World map<text:bookmark-end text:name="__RefHeading___Toc1557_2253640035"/></text:h>
      <text:p text:style-name="P15"><draw:frame draw:style-name="fr4" draw:name="Immagine12" text:anchor-type="as-char" svg:width="17.311cm" svg:height="24.04cm" draw:z-index="3"><draw:image xlink:href="../../Resources/Levels/world.png" xlink:type="simple" xlink:show="embed" xlink:actuate="onLoad" loext:mime-type="image/png"/></draw:frame></text:p>
      <text:h text:style-name="P29"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4"><draw:frame draw:style-name="fr6" draw:name="Immagine3" text:anchor-type="paragraph" svg:width="5.001cm" svg:height="5.001cm" draw:z-index="1"><draw:image xlink:href="../../Resources/Characters/Sophie%20Hatter/sophie%20hatter.jpg" xlink:type="simple" xlink:show="embed" xlink:actuate="onLoad" loext:mime-type="image/jpeg"/></draw:frame><draw:frame draw:style-name="fr7" draw:name="immagini3" text:anchor-type="paragraph" svg:x="9.417cm" svg:y="-0.081cm" svg:width="9.499cm" svg:height="8.497cm" draw:z-index="18"><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2">control it, she brilliantly overcomes a first training. Meanwhile, her relationship with Howl is </text:span><text:span text:style-name="T3">strengthened, and their life as a couple proceeds happily, except for some hitch linked to Howl’s childish ch</text:span><text:span text:style-name="T1">aracter.</text:span></text:p>
      <text:p text:style-name="P18"><draw:frame draw:style-name="fr8" draw:name="Immagine13" text:anchor-type="as-char" svg:y="-0.572cm" svg:width="16.136cm" svg:height="10.594cm" draw:z-index="97"><draw:image xlink:href="../../Resources/Characters/Sophie%20Hatter/Sophie%20Interpersonal%20Circumplex.png" xlink:type="simple" xlink:show="embed" xlink:actuate="onLoad" loext:mime-type="image/png"/></draw:frame></text:p>
      <text:h text:style-name="P24" text:outline-level="2"><text:bookmark-start text:name="__RefHeading___Toc1062_3726282123"/>Howl<text:bookmark-end text:name="__RefHeading___Toc1062_3726282123"/></text:h>
      <text:p text:style-name="Text_20_body"><draw:frame draw:style-name="fr9" draw:name="Immagine4" text:anchor-type="paragraph" svg:width="5.001cm" svg:height="5.001cm" draw:z-index="4"><draw:image xlink:href="../../Resources/Characters/Howl%20Jenkins%20Pendragon/Howl%20Jenkins%20Pendragon.jpg" xlink:type="simple" xlink:show="embed" xlink:actuate="onLoad" loext:mime-type="image/jpeg"/></draw:frame><text:span text:style-name="T1">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5"><draw:frame draw:style-name="fr4" draw:name="Immagine14" text:anchor-type="as-char" svg:width="15.109cm" svg:height="11.591cm" draw:z-index="13"><draw:image xlink:href="../../Resources/Characters/Howl%20Jenkins%20Pendragon/Howl%20Interpersonal%20Circumplex.png" xlink:type="simple" xlink:show="embed" xlink:actuate="onLoad" loext:mime-type="image/png"/></draw:frame></text:p>
      <text:h text:style-name="P24" text:outline-level="2"><text:bookmark-start text:name="__RefHeading___Toc10179_616419987"/>Orphan child<text:bookmark-end text:name="__RefHeading___Toc10179_616419987"/></text:h>
      <text:p text:style-name="Text_20_body"><draw:frame draw:style-name="fr10" draw:name="Immagine25" text:anchor-type="paragraph" svg:x="-0.007cm" svg:y="0.053cm" svg:width="5.249cm" svg:height="5.02cm" draw:z-index="22"><draw:image xlink:href="../../Resources/Characters/Orphan%20child/Orphan%20child2.jpg" xlink:type="simple" xlink:show="embed" xlink:actuate="onLoad" loext:mime-type="image/jpeg"/></draw:frame>The orphan child is extremely cheerful and lively, but at the same time almost dumb and without memory. <text:span text:style-name="T7">He</text:span> follows Ben everywhere he goes, sometimes even without his permission. Aesthetically remembers Howl, but it is very dirty, and his eyes and hair are brown (they were colored with magic).</text:p>
      <text:p text:style-name="Standard">After freeing King Beuron in the capital of Radme, Howl proceeds to Layton’s fortress. But <text:span text:style-name="T7">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7">d</text:span> dragged by the current to Cal, where Ben will rescue him from the water.</text:p>
      <text:p text:style-name="P9"><draw:frame draw:style-name="fr11" draw:name="Immagine30" text:anchor-type="as-char" svg:y="-4.932cm" svg:width="14.656cm" svg:height="11.241cm" draw:z-index="99"><draw:image xlink:href="../../Resources/Characters/Orphan%20child/Orphan%20child%20Interpersonal%20Circumplex.png" xlink:type="simple" xlink:show="embed" xlink:actuate="onLoad" loext:mime-type="image/png"/></draw:frame></text:p>
      <text:h text:style-name="P24" text:outline-level="2"><text:bookmark-start text:name="__RefHeading___Toc2235_3626834494"/>Layton<text:bookmark-end text:name="__RefHeading___Toc2235_3626834494"/></text:h>
      <text:p text:style-name="Text_20_body"><draw:frame draw:style-name="fr9" draw:name="Immagine5" text:anchor-type="paragraph" svg:width="5.001cm" svg:height="5.001cm" draw:z-index="5"><draw:image xlink:href="../../Resources/Characters/Layton/Young%20Layton/layton.png" xlink:type="simple" xlink:show="embed" xlink:actuate="onLoad" loext:mime-type="image/png"/></draw:frame><draw:frame draw:style-name="fr12" draw:name="immagini4" text:anchor-type="paragraph" svg:x="8.428cm" svg:y="0.173cm" svg:width="10.455cm" svg:height="8.303cm" draw:z-index="16"><draw:image xlink:href="../../Resources/Characters/Layton/Layton%20%20Before%20Interpersonal%20Circumplex.png" xlink:type="simple" xlink:show="embed" xlink:actuate="onLoad" loext:mime-type="image/png"/></draw:frame><text:span text:style-name="T1">E</text:span>gocentric and maniacal, Layton has developed a symbiotic bond with the slime of the spirits, which allows him to control them spreading despair on everything that crosses his path. He intends to take revenge on Howl, for the humiliation of <text:span text:style-name="T9">being</text:span> defeated and for the cruel way he was punished, and on Suliman, for preferr<text:span text:style-name="T8">ing</text:span> Howl <text:span text:style-name="T8">om him</text:span> despite his power was certainly hiding a misconduct or a big fortune.</text:p>
      <text:p text:style-name="Standard">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its liberation.</text:p>
      <text:p text:style-name="P15"><draw:frame draw:style-name="fr13" draw:name="immagini2" text:anchor-type="as-char" svg:width="15.901cm" svg:height="11.589cm" draw:z-index="101"><draw:image xlink:href="../../Resources/Characters/Layton/Layton%20After%20Interpersonal%20Circumplex.png" xlink:type="simple" xlink:show="embed" xlink:actuate="onLoad" loext:mime-type="image/png"/></draw:frame></text:p>
      <text:h text:style-name="P24" text:outline-level="2"><text:bookmark-start text:name="__RefHeading___Toc1070_3726282123"/>Madame Suliman<text:bookmark-end text:name="__RefHeading___Toc1070_3726282123"/></text:h>
      <text:p text:style-name="P14"><draw:frame draw:style-name="fr6" draw:name="Immagine6" text:anchor-type="paragraph" svg:width="5.001cm" svg:height="5.001cm" draw:z-index="6"><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1">he is aware of several places where parts of Heen may have been spotted.</text:span></text:p>
      <text:p text:style-name="P9"><text:span text:style-name="T1"><text:s text:c="17"/></text:span><text:span text:style-name="T1"><draw:frame draw:style-name="fr4" draw:name="Immagine17" text:anchor-type="as-char" svg:width="15.109cm" svg:height="11.591cm" draw:z-index="14"><draw:image xlink:href="../../Resources/Characters/Madame%20Suliman/Suliman%20Interpersonal%20Circumplex.png" xlink:type="simple" xlink:show="embed" xlink:actuate="onLoad" loext:mime-type="image/png"/></draw:frame></text:span></text:p>
      <text:h text:style-name="P24" text:outline-level="2"><text:bookmark-start text:name="__RefHeading___Toc1072_3726282123"/>Calcifer<text:bookmark-end text:name="__RefHeading___Toc1072_3726282123"/></text:h>
      <text:p text:style-name="P14"><draw:frame draw:style-name="fr9" draw:name="Immagine8" text:anchor-type="paragraph" svg:width="5.001cm" svg:height="5.001cm" draw:z-index="7"><draw:image xlink:href="../../Resources/Characters/Calcifer/Calcifer.png" xlink:type="simple" xlink:show="embed" xlink:actuate="onLoad" loext:mime-type="image/png"/></draw:frame>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2"><draw:frame draw:style-name="fr4" draw:name="Immagine18" text:anchor-type="as-char" svg:width="15.109cm" svg:height="11.591cm" draw:z-index="15"><draw:image xlink:href="../../Resources/Characters/Calcifer/Calcifer%20Interpersonal%20Circumplex.png" xlink:type="simple" xlink:show="embed" xlink:actuate="onLoad" loext:mime-type="image/png"/></draw:frame></text:p>
      <text:h text:style-name="P24" text:outline-level="2"><text:bookmark-start text:name="__RefHeading___Toc1074_3726282123"/>Heen<text:bookmark-end text:name="__RefHeading___Toc1074_3726282123"/></text:h>
      <text:p text:style-name="Text_20_body"><draw:frame draw:style-name="fr9" draw:name="Immagine9" text:anchor-type="paragraph" svg:width="5.001cm" svg:height="5.001cm" draw:z-index="8"><draw:image xlink:href="../../Resources/Characters/Heen/Heen.jpg" xlink:type="simple" xlink:show="embed" xlink:actuate="onLoad" loext:mime-type="image/jpeg"/></draw:frame><text:span text:style-name="T1">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15"><draw:frame draw:style-name="fr4" draw:name="Immagine19" text:anchor-type="as-char" svg:width="15.109cm" svg:height="11.591cm" draw:z-index="103"><draw:image xlink:href="../../Resources/Characters/Heen/Heen%20Interpersonal%20Circumplex.png" xlink:type="simple" xlink:show="embed" xlink:actuate="onLoad" loext:mime-type="image/png"/></draw:frame></text:p>
      <text:h text:style-name="P24" text:outline-level="2"><text:bookmark-start text:name="__RefHeading___Toc1118_3955682872"/>King Beuron<text:bookmark-end text:name="__RefHeading___Toc1118_3955682872"/></text:h>
      <text:p text:style-name="Text_20_body"><draw:frame draw:style-name="fr7" draw:name="Immagine26" text:anchor-type="paragraph" svg:x="-0.011cm" svg:y="-0.018cm" svg:width="5.794cm" svg:height="5.493cm" draw:z-index="12"><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9"><draw:frame draw:style-name="fr7" draw:name="immagini1" text:anchor-type="paragraph" svg:x="1.947cm" svg:y="0.404cm" svg:width="15.108cm" svg:height="11.589cm" draw:z-index="20"><draw:image xlink:href="../../Resources/Characters/King%20Beuron/King%20Beuron%20Interpersonal%20Circumplex.png" xlink:type="simple" xlink:show="embed" xlink:actuate="onLoad" loext:mime-type="image/png"/></draw:frame></text:p>
      <text:h text:style-name="P24" text:outline-level="2"><text:bookmark-start text:name="__RefHeading___Toc10181_616419987"/>Ben<text:bookmark-end text:name="__RefHeading___Toc10181_616419987"/></text:h>
      <text:p text:style-name="Text_20_body"><draw:frame draw:style-name="fr9" draw:name="Immagine23" text:anchor-type="paragraph" svg:width="5.001cm" svg:height="5.001cm" draw:z-index="11"><draw:image xlink:href="../../Resources/Characters/Ben/Ben%20sq.png" xlink:type="simple" xlink:show="embed" xlink:actuate="onLoad" loext:mime-type="image/png"/></draw:frame><text:span text:style-name="T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16"><draw:frame draw:style-name="fr4" draw:name="Immagine15" text:anchor-type="as-char" svg:width="14.561cm" svg:height="10.612cm" draw:z-index="105"><draw:image xlink:href="../../Resources/Characters/Ben/Ben%20Interpersonal%20Circumplex.png" xlink:type="simple" xlink:show="embed" xlink:actuate="onLoad" loext:mime-type="image/png"/></draw:frame></text:p>
      <text:h text:style-name="P24" text:outline-level="2"><text:bookmark-start text:name="__RefHeading___Toc1076_3726282123"/>Markl<text:bookmark-end text:name="__RefHeading___Toc1076_3726282123"/></text:h>
      <text:p text:style-name="Text_20_body"><draw:frame draw:style-name="fr9" draw:name="Immagine10" text:anchor-type="paragraph" svg:width="5.001cm" svg:height="5.001cm" draw:z-index="9"><draw:image xlink:href="../../Resources/Characters/Markl/Markl.jpg" xlink:type="simple" xlink:show="embed" xlink:actuate="onLoad" loext:mime-type="image/jpeg"/></draw:frame><text:span text:style-name="T1">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18"><draw:frame draw:style-name="fr14" draw:name="Immagine20" text:anchor-type="as-char" svg:y="-13.46cm" svg:width="15.109cm" svg:height="11.591cm" draw:z-index="107"><draw:image xlink:href="../../Resources/Characters/Markl/Markl%20Interpersonal%20Circumplex.png" xlink:type="simple" xlink:show="embed" xlink:actuate="onLoad" loext:mime-type="image/png"/></draw:frame></text:p>
      <text:h text:style-name="P24" text:outline-level="2"><text:bookmark-start text:name="__RefHeading___Toc1078_3726282123"/>Witch of the Waste<text:bookmark-end text:name="__RefHeading___Toc1078_3726282123"/></text:h>
      <text:p text:style-name="P14"><draw:frame draw:style-name="fr9" draw:name="Immagine11" text:anchor-type="paragraph" svg:width="5.001cm" svg:height="5.001cm" draw:z-index="10"><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15"><draw:frame draw:style-name="fr4" draw:name="Immagine21" text:anchor-type="as-char" svg:width="16.14cm" svg:height="11.589cm" draw:z-index="17"><draw:image xlink:href="../../Resources/Characters/Witch%20of%20the%20Waste/The%20Witch%20of%20the%20Waste%20Interpersonal%20Circumplex.png" xlink:type="simple" xlink:show="embed" xlink:actuate="onLoad" loext:mime-type="image/png"/></draw:frame></text:p>
      <text:p text:style-name="P22"/>
      <text:h text:style-name="P28" text:outline-level="1"><text:bookmark-start text:name="__RefHeading___Toc2147_3626834494"/><text:span text:style-name="T11">Characters r</text:span>elationships <text:bookmark-end text:name="__RefHeading___Toc2147_3626834494"/></text:h>
      <text:h text:style-name="Heading_20_2" text:outline-level="2"><text:bookmark-start text:name="__RefHeading___Toc2149_3626834494"/>During apprenticeship<text:bookmark-end text:name="__RefHeading___Toc2149_3626834494"/></text:h>
      <text:p text:style-name="P15"><draw:frame draw:style-name="fr15" draw:name="Immagine27" text:anchor-type="as-char" svg:width="10.319cm" svg:height="10.134cm" draw:z-index="21"><draw:image xlink:href="../../Resources/Characters/Characters%20Maps/characters_map_PAST.png" xlink:type="simple" xlink:show="embed" xlink:actuate="onLoad" loext:mime-type="image/png"/></draw:frame></text:p>
      <text:h text:style-name="Heading_20_2" text:outline-level="2"><text:bookmark-start text:name="__RefHeading___Toc2151_3626834494"/>Beginning of Act 1<text:bookmark-end text:name="__RefHeading___Toc2151_3626834494"/></text:h>
      <text:p text:style-name="P15"><draw:frame draw:style-name="fr16" draw:name="immagini5" text:anchor-type="as-char" svg:width="18.731cm" svg:height="12.67cm" draw:z-index="25"><draw:image xlink:href="../../Resources/Characters/Characters%20Maps/characters_map2_ACT-1.png" xlink:type="simple" xlink:show="embed" xlink:actuate="onLoad" loext:mime-type="image/png"/></draw:frame></text:p>
      <text:h text:style-name="P24" text:outline-level="2"><text:bookmark-start text:name="__RefHeading___Toc2153_3626834494"/>Ending of Act 1<text:bookmark-end text:name="__RefHeading___Toc2153_3626834494"/></text:h>
      <text:p text:style-name="P15"><draw:frame draw:style-name="fr4" draw:name="immagini6" text:anchor-type="as-char" svg:width="17.701cm" svg:height="12.51cm" draw:z-index="26"><draw:image xlink:href="../../Resources/Characters/Characters%20Maps/characters_map3_ACT-1-2.png" xlink:type="simple" xlink:show="embed" xlink:actuate="onLoad" loext:mime-type="image/png"/></draw:frame></text:p>
      <text:h text:style-name="Heading_20_2" text:outline-level="2"><text:bookmark-start text:name="__RefHeading___Toc2155_3626834494"/>Ending of Act 2<text:bookmark-end text:name="__RefHeading___Toc2155_3626834494"/></text:h>
      <text:p text:style-name="P15"><draw:frame draw:style-name="fr4" draw:name="Immagine24" text:anchor-type="as-char" svg:width="16.245cm" svg:height="10.478cm" draw:z-index="31"><draw:image xlink:href="../../Resources/Characters/Characters%20Maps/characters_map4_ACT-2-3.png" xlink:type="simple" xlink:show="embed" xlink:actuate="onLoad" loext:mime-type="image/png"/></draw:frame></text:p>
      <text:h text:style-name="P28" text:outline-level="1"><text:bookmark-start text:name="__RefHeading___Toc1975_4218539201"/>Enemies<text:bookmark-end text:name="__RefHeading___Toc1975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1977_4218539201"/>Weapons<text:bookmark-end text:name="__RefHeading___Toc1977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1979_4218539201"/>Fights outcomes<text:bookmark-end text:name="__RefHeading___Toc1979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1981_4218539201"/>Additional reference images<text:bookmark-end text:name="__RefHeading___Toc1981_4218539201"/></text:h>
      <text:h text:style-name="Heading_20_2" text:outline-level="2"><text:bookmark-start text:name="__RefHeading___Toc3312_4218539201"/>Settings<text:bookmark-end text:name="__RefHeading___Toc3312_4218539201"/></text:h>
      <text:h text:style-name="Heading_20_3" text:outline-level="3"><text:bookmark-start text:name="__RefHeading___Toc4422_4218539201"/>Ingary<text:bookmark-end text:name="__RefHeading___Toc4422_4218539201"/></text:h>
      <text:h text:style-name="Heading_20_4" text:outline-level="4"><text:bookmark-start text:name="__RefHeading___Toc4424_4218539201"/>Kingsbury<text:bookmark-end text:name="__RefHeading___Toc4424_4218539201"/></text:h>
      <table:table table:name="Tabella1" table:style-name="Tabella1">
        <table:table-column table:style-name="Tabella1.A" table:number-columns-repeated="3"/>
        <table:table-row>
          <table:table-cell table:style-name="Tabella1.A1" office:value-type="string">
            <text:p text:style-name="Table_20_Contents"><draw:frame draw:style-name="fr1" draw:name="Cornice7" text:anchor-type="paragraph" svg:width="6.332cm" draw:z-index="32"><draw:text-box fo:min-height="3.561cm"><text:p text:style-name="Picture"><draw:frame draw:style-name="fr5" draw:name="Immagine38" text:anchor-type="as-char" svg:width="6.332cm" style:rel-width="100%" svg:height="3.561cm" style:rel-height="scale" draw:z-index="51"><draw:image xlink:href="../../Resources/Levels/Ingary/Kingsbury/City%20Center/City%20Center.png" xlink:type="simple" xlink:show="embed" xlink:actuate="onLoad" loext:mime-type="image/png"/></draw:frame><text:span text:style-name="T12"><text:line-break/></text:span>Picture <text:sequence text:ref-name="refPicture8" text:name="Picture" text:formula="ooow:Picture+1" style:num-format="1">9</text:sequence>: City center</text:p></draw:text-box></draw:frame></text:p>
          </table:table-cell>
          <table:table-cell table:style-name="Tabella1.A1" office:value-type="string">
            <text:p text:style-name="Table_20_Contents"><draw:frame draw:style-name="fr1" draw:name="Cornice8" text:anchor-type="paragraph" svg:width="6.334cm" draw:z-index="33"><draw:text-box fo:min-height="3.692cm"><text:p text:style-name="Picture"><draw:frame draw:style-name="fr5" draw:name="Immagine39" text:anchor-type="as-char" svg:width="6.334cm" style:rel-width="100%" svg:height="3.692cm" style:rel-height="scale" draw:z-index="53"><draw:image xlink:href="../../Resources/Levels/Ingary/Kingsbury/King's%20Castle/King's%20Castle.jpg" xlink:type="simple" xlink:show="embed" xlink:actuate="onLoad" loext:mime-type="image/jpeg"/></draw:frame><text:span text:style-name="T12"><text:line-break/></text:span>Picture <text:sequence text:ref-name="refPicture9" text:name="Picture" text:formula="ooow:Picture+1" style:num-format="1">10</text:sequence>: King’s castle</text:p></draw:text-box></draw:frame></text:p>
          </table:table-cell>
          <table:table-cell table:style-name="Tabella1.A1" office:value-type="string">
            <text:p text:style-name="Table_20_Contents"><draw:frame draw:style-name="fr1" draw:name="Cornice9" text:anchor-type="paragraph" svg:width="6.334cm" draw:z-index="34"><draw:text-box fo:min-height="3.134cm"><text:p text:style-name="Picture"><draw:frame draw:style-name="fr5" draw:name="Immagine40" text:anchor-type="as-char" svg:width="6.334cm" style:rel-width="100%" svg:height="3.134cm" style:rel-height="scale" draw:z-index="55"><draw:image xlink:href="../../Resources/Levels/Ingary/Kingsbury/Suburbs/Suburbs.jpg" xlink:type="simple" xlink:show="embed" xlink:actuate="onLoad" loext:mime-type="image/jpeg"/></draw:frame><text:span text:style-name="T12"><text:line-break/></text:span>Picture <text:sequence text:ref-name="refPicture10" text:name="Picture" text:formula="ooow:Picture+1" style:num-format="1">11</text:sequence>: Suburbs</text:p></draw:text-box></draw:frame></text:p>
          </table:table-cell>
        </table:table-row>
      </table:table>
      <text:h text:style-name="Heading_20_4" text:outline-level="4"><text:bookmark-start text:name="__RefHeading___Toc4426_4218539201"/>Porthaven<text:bookmark-end text:name="__RefHeading___Toc4426_4218539201"/></text:h>
      <table:table table:name="Images_Porthaven" table:style-name="Images_5f_Porthaven">
        <table:table-column table:style-name="Images_5f_Porthaven.A" table:number-columns-repeated="3"/>
        <table:table-row>
          <table:table-cell table:style-name="Images_5f_Porthaven.A1" office:value-type="string">
            <text:p text:style-name="Table_20_Contents"><draw:frame draw:style-name="fr1" draw:name="Cornice10" text:anchor-type="paragraph" svg:width="6.332cm" draw:z-index="35"><draw:text-box fo:min-height="2.02cm"><text:p text:style-name="Picture"><draw:frame draw:style-name="fr5" draw:name="Immagine41" text:anchor-type="as-char" svg:width="6.332cm" style:rel-width="100%" svg:height="2.02cm" style:rel-height="scale" draw:z-index="57"><draw:image xlink:href="../../Resources/Levels/Ingary/Porthaven/Harbour/Harbour.jpg" xlink:type="simple" xlink:show="embed" xlink:actuate="onLoad" loext:mime-type="image/jpeg"/></draw:frame><text:span text:style-name="T12"><text:line-break/></text:span>Picture <text:sequence text:ref-name="refPicture11" text:name="Picture" text:formula="ooow:Picture+1" style:num-format="1">12</text:sequence>: Harbour</text:p></draw:text-box></draw:frame></text:p>
          </table:table-cell>
          <table:table-cell table:style-name="Images_5f_Porthaven.A1" office:value-type="string">
            <text:p text:style-name="Table_20_Contents"><draw:frame draw:style-name="fr1" draw:name="Cornice11" text:anchor-type="paragraph" svg:width="6.334cm" draw:z-index="36"><draw:text-box fo:min-height="3.902cm"><text:p text:style-name="Picture"><draw:frame draw:style-name="fr5" draw:name="Immagine42" text:anchor-type="as-char" svg:width="6.334cm" style:rel-width="100%" svg:height="3.902cm" style:rel-height="scale" draw:z-index="59"><draw:image xlink:href="../../Resources/Levels/Ingary/Porthaven/Market/Market.jpg" xlink:type="simple" xlink:show="embed" xlink:actuate="onLoad" loext:mime-type="image/jpeg"/></draw:frame><text:span text:style-name="T12"><text:line-break/></text:span>Picture <text:sequence text:ref-name="refPicture12" text:name="Picture" text:formula="ooow:Picture+1" style:num-format="1">13</text:sequence>: Market</text:p></draw:text-box></draw:frame></text:p>
          </table:table-cell>
          <table:table-cell table:style-name="Images_5f_Porthaven.A1" office:value-type="string">
            <text:p text:style-name="Table_20_Contents"><draw:frame draw:style-name="fr1" draw:name="Cornice12" text:anchor-type="paragraph" svg:width="6.334cm" draw:z-index="37"><draw:text-box fo:min-height="4.362cm"><text:p text:style-name="Picture"><draw:frame draw:style-name="fr5" draw:name="Immagine43" text:anchor-type="as-char" svg:width="6.334cm" style:rel-width="100%" svg:height="4.362cm" style:rel-height="scale" draw:z-index="61"><draw:image xlink:href="../../Resources/Levels/Ingary/Porthaven/Ship/Ship.jpg" xlink:type="simple" xlink:show="embed" xlink:actuate="onLoad" loext:mime-type="image/jpeg"/></draw:frame><text:span text:style-name="T12"><text:line-break/></text:span>Picture <text:sequence text:ref-name="refPicture13" text:name="Picture" text:formula="ooow:Picture+1" style:num-format="1">14</text:sequence>: Ship</text:p></draw:text-box></draw:frame></text:p>
          </table:table-cell>
        </table:table-row>
      </table:table>
      <text:h text:style-name="Heading_20_4" text:outline-level="4"><text:bookmark-start text:name="__RefHeading___Toc4428_4218539201"/>The <text:span text:style-name="T13">w</text:span>aste<text:bookmark-end text:name="__RefHeading___Toc4428_4218539201"/></text:h>
      <table:table table:name="Images_TheWaste" table:style-name="Images_5f_TheWaste">
        <table:table-column table:style-name="Images_5f_TheWaste.A" table:number-columns-repeated="3"/>
        <table:table-row>
          <table:table-cell table:style-name="Images_5f_TheWaste.A1" office:value-type="string">
            <text:p text:style-name="Table_20_Contents"><draw:frame draw:style-name="fr1" draw:name="Cornice13" text:anchor-type="paragraph" svg:width="6.332cm" draw:z-index="38"><draw:text-box fo:min-height="3.722cm"><text:p text:style-name="Picture"><draw:frame draw:style-name="fr5" draw:name="Immagine44" text:anchor-type="as-char" svg:width="6.332cm" style:rel-width="100%" svg:height="3.722cm" style:rel-height="scale" draw:z-index="63"><draw:image xlink:href="../../Resources/Levels/Ingary/The%20Waste/The%20Waste.jpg" xlink:type="simple" xlink:show="embed" xlink:actuate="onLoad" loext:mime-type="image/jpeg"/></draw:frame><text:span text:style-name="T12"><text:line-break/></text:span>Picture <text:sequence text:ref-name="refPicture14" text:name="Picture" text:formula="ooow:Picture+1" style:num-format="1">15</text:sequence>: The waste</text:p></draw:text-box></draw:frame></text:p>
          </table:table-cell>
          <table:table-cell table:style-name="Images_5f_TheWaste.A1" office:value-type="string">
            <text:p text:style-name="Table_20_Contents"><draw:frame draw:style-name="fr1" draw:name="Cornice14" text:anchor-type="paragraph" svg:width="6.334cm" draw:z-index="39"><draw:text-box fo:min-height="3.833cm"><text:p text:style-name="Picture"><draw:frame draw:style-name="fr5" draw:name="Immagine45" text:anchor-type="as-char" svg:width="6.334cm" style:rel-width="100%" svg:height="3.833cm" style:rel-height="scale" draw:z-index="65"><draw:image xlink:href="../../Resources/Levels/Ingary/The%20Waste/Folding%20Valley/Folding%20Valley.jpg" xlink:type="simple" xlink:show="embed" xlink:actuate="onLoad" loext:mime-type="image/jpeg"/></draw:frame><text:span text:style-name="T12"><text:line-break/></text:span>Picture <text:sequence text:ref-name="refPicture15" text:name="Picture" text:formula="ooow:Picture+1" style:num-format="1">16</text:sequence>: Folding valley</text:p></draw:text-box></draw:frame></text:p>
          </table:table-cell>
          <table:table-cell table:style-name="Images_5f_TheWaste.A1" office:value-type="string">
            <text:p text:style-name="Table_20_Contents"><draw:frame draw:style-name="fr1" draw:name="Cornice15" text:anchor-type="paragraph" svg:width="6.334cm" draw:z-index="40"><draw:text-box fo:min-height="3.561cm"><text:p text:style-name="Picture"><draw:frame draw:style-name="fr5" draw:name="Immagine46" text:anchor-type="as-char" svg:width="6.334cm" style:rel-width="100%" svg:height="3.561cm" style:rel-height="scale" draw:z-index="67"><draw:image xlink:href="../../Resources/Levels/Ingary/The%20Waste/Moving%20Castle/full%20res.jpg" xlink:type="simple" xlink:show="embed" xlink:actuate="onLoad" loext:mime-type="image/jpeg"/></draw:frame><text:span text:style-name="T12"><text:line-break/></text:span>Picture <text:sequence text:ref-name="refPicture16" text:name="Picture" text:formula="ooow:Picture+1" style:num-format="1">17</text:sequence>: Moving castle</text:p></draw:text-box></draw:frame></text:p>
          </table:table-cell>
        </table:table-row>
      </table:table>
      <text:h text:style-name="Heading_20_3" text:outline-level="3"><text:bookmark-start text:name="__RefHeading___Toc4430_4218539201"/><text:soft-page-break/>Radme<text:bookmark-end text:name="__RefHeading___Toc4430_4218539201"/></text:h>
      <text:h text:style-name="Heading_20_4" text:outline-level="4"><text:bookmark-start text:name="__RefHeading___Toc4432_4218539201"/>Cal<text:bookmark-end text:name="__RefHeading___Toc4432_4218539201"/></text:h>
      <table:table table:name="Tabella7" table:style-name="Tabella7">
        <table:table-column table:style-name="Tabella7.A" table:number-columns-repeated="3"/>
        <table:table-row>
          <table:table-cell table:style-name="Tabella7.A1" office:value-type="string">
            <text:p text:style-name="P13"><draw:frame draw:style-name="fr1" draw:name="Cornice19" text:anchor-type="paragraph" svg:width="6.332cm" draw:z-index="41"><draw:text-box fo:min-height="6.168cm"><text:p text:style-name="Picture"><draw:frame draw:style-name="fr5" draw:name="Immagine50" text:anchor-type="as-char" svg:width="6.332cm" style:rel-width="100%" svg:height="6.168cm" style:rel-height="scale" draw:z-index="69"><draw:image xlink:href="../../Resources/Levels/Radme/Cal/Cal%20-%20landscape.png" xlink:type="simple" xlink:show="embed" xlink:actuate="onLoad" loext:mime-type="image/png"/></draw:frame><text:span text:style-name="T12"><text:line-break/></text:span>Picture <text:sequence text:ref-name="refPicture17" text:name="Picture" text:formula="ooow:Picture+1" style:num-format="1">18</text:sequence>: Cal</text:p></draw:text-box></draw:frame></text:p>
          </table:table-cell>
          <table:table-cell table:style-name="Tabella7.A1" office:value-type="string">
            <text:p text:style-name="P13"><draw:frame draw:style-name="fr1" draw:name="Cornice16" text:anchor-type="paragraph" svg:width="6.334cm" draw:z-index="42"><draw:text-box fo:min-height="4.083cm"><text:p text:style-name="Picture"><draw:frame draw:style-name="fr5" draw:name="Immagine47" text:anchor-type="as-char" svg:width="6.334cm" style:rel-width="100%" svg:height="4.083cm" style:rel-height="scale" draw:z-index="71"><draw:image xlink:href="../../Resources/Levels/Radme/Cal/Castle/Cal%20Castle%201.jpg" xlink:type="simple" xlink:show="embed" xlink:actuate="onLoad" loext:mime-type="image/jpeg"/></draw:frame><text:span text:style-name="T12"><text:line-break/></text:span>Picture <text:sequence text:ref-name="refPicture18" text:name="Picture" text:formula="ooow:Picture+1" style:num-format="1">19</text:sequence>: Castle</text:p></draw:text-box></draw:frame></text:p>
          </table:table-cell>
          <table:table-cell table:style-name="Tabella7.A1" office:value-type="string">
            <text:p text:style-name="P13"><draw:frame draw:style-name="fr1" draw:name="Cornice17" text:anchor-type="paragraph" svg:width="6.334cm" draw:z-index="43"><draw:text-box fo:min-height="3.561cm"><text:p text:style-name="Picture"><draw:frame draw:style-name="fr5" draw:name="Immagine48" text:anchor-type="as-char" svg:width="6.334cm" style:rel-width="100%" svg:height="3.561cm" style:rel-height="scale" draw:z-index="73"><draw:image xlink:href="../../Resources/Levels/Radme/Cal/Castle/Cal's%20castle%20inside.png" xlink:type="simple" xlink:show="embed" xlink:actuate="onLoad" loext:mime-type="image/png"/></draw:frame><text:span text:style-name="T12"><text:line-break/></text:span>Picture <text:sequence text:ref-name="refPicture19" text:name="Picture" text:formula="ooow:Picture+1" style:num-format="1">20</text:sequence>: Castle inside</text:p></draw:text-box></draw:frame></text:p>
          </table:table-cell>
        </table:table-row>
        <table:table-row>
          <table:table-cell table:style-name="Tabella7.A1" office:value-type="string">
            <text:p text:style-name="P13"><draw:frame draw:style-name="fr1" draw:name="Cornice18" text:anchor-type="paragraph" svg:width="6.332cm" draw:z-index="44"><draw:text-box fo:min-height="2.581cm"><text:p text:style-name="Picture"><draw:frame draw:style-name="fr5" draw:name="Immagine49" text:anchor-type="as-char" svg:width="6.332cm" style:rel-width="100%" svg:height="2.581cm" style:rel-height="scale" draw:z-index="75"><draw:image xlink:href="../../Resources/Levels/Radme/Cal/Prison/Cal%20Prison%201.jpg" xlink:type="simple" xlink:show="embed" xlink:actuate="onLoad" loext:mime-type="image/jpeg"/></draw:frame><text:span text:style-name="T12"><text:line-break/></text:span>Picture <text:sequence text:ref-name="refPicture20" text:name="Picture" text:formula="ooow:Picture+1" style:num-format="1">21</text:sequence>: Prison</text:p></draw:text-box></draw:frame></text:p>
          </table:table-cell>
          <table:table-cell table:style-name="Tabella7.A1" office:value-type="string">
            <text:p text:style-name="P13"><draw:frame draw:style-name="fr1" draw:name="Cornice20" text:anchor-type="paragraph" svg:width="6.334cm" draw:z-index="45"><draw:text-box fo:min-height="3.545cm"><text:p text:style-name="Picture"><draw:frame draw:style-name="fr5" draw:name="Immagine51" text:anchor-type="as-char" svg:width="6.334cm" style:rel-width="100%" svg:height="3.545cm" style:rel-height="scale" draw:z-index="77"><draw:image xlink:href="../../Resources/Levels/Radme/Cal/Sewers/Sewers.jpg" xlink:type="simple" xlink:show="embed" xlink:actuate="onLoad" loext:mime-type="image/jpeg"/></draw:frame><text:span text:style-name="T12"><text:line-break/></text:span>Picture <text:sequence text:ref-name="refPicture21" text:name="Picture" text:formula="ooow:Picture+1" style:num-format="1">22</text:sequence>: Sewers</text:p></draw:text-box></draw:frame></text:p>
          </table:table-cell>
          <table:table-cell table:style-name="Tabella7.A1" office:value-type="string">
            <text:p text:style-name="P13"/>
          </table:table-cell>
        </table:table-row>
      </table:table>
      <text:h text:style-name="Heading_20_4" text:outline-level="4"><text:bookmark-start text:name="__RefHeading___Toc4434_4218539201"/>Clearing<text:bookmark-end text:name="__RefHeading___Toc4434_4218539201"/></text:h>
      <table:table table:name="Tabella6" table:style-name="Tabella6">
        <table:table-column table:style-name="Tabella6.A" table:number-columns-repeated="3"/>
        <table:table-row>
          <table:table-cell table:style-name="Tabella6.A1" office:value-type="string">
            <text:p text:style-name="P13"><draw:frame draw:style-name="fr1" draw:name="Cornice21" text:anchor-type="paragraph" svg:width="6.332cm" draw:z-index="46"><draw:text-box fo:min-height="4.748cm"><text:p text:style-name="Picture"><draw:frame draw:style-name="fr5" draw:name="Immagine52" text:anchor-type="as-char" svg:width="6.332cm" style:rel-width="100%" svg:height="4.748cm" style:rel-height="scale" draw:z-index="79"><draw:image xlink:href="../../Resources/Levels/Radme/Clearing/Clearing.jpg" xlink:type="simple" xlink:show="embed" xlink:actuate="onLoad" loext:mime-type="image/jpeg"/></draw:frame><text:span text:style-name="T12"><text:line-break/></text:span>Picture <text:sequence text:ref-name="refPicture22" text:name="Picture" text:formula="ooow:Picture+1" style:num-format="1">23</text:sequence>: Clearing</text:p></draw:text-box></draw:frame></text:p>
          </table:table-cell>
          <table:table-cell table:style-name="Tabella6.A1" office:value-type="string">
            <text:p text:style-name="P13"><draw:frame draw:style-name="fr1" draw:name="Cornice22" text:anchor-type="paragraph" svg:width="6.334cm" draw:z-index="47"><draw:text-box fo:min-height="4.207cm"><text:p text:style-name="Picture"><draw:frame draw:style-name="fr5" draw:name="Immagine53" text:anchor-type="as-char" svg:width="6.334cm" style:rel-width="100%" svg:height="4.207cm" style:rel-height="scale" draw:z-index="81"><draw:image xlink:href="../../Resources/Levels/Radme/Clearing/Fortress/FortressInTheClearing.jpg" xlink:type="simple" xlink:show="embed" xlink:actuate="onLoad" loext:mime-type="image/jpeg"/></draw:frame><text:span text:style-name="T12"><text:line-break/></text:span>Picture <text:sequence text:ref-name="refPicture23" text:name="Picture" text:formula="ooow:Picture+1" style:num-format="1">24</text:sequence>: Fortress</text:p></draw:text-box></draw:frame></text:p>
          </table:table-cell>
          <table:table-cell table:style-name="Tabella6.A1" office:value-type="string">
            <text:p text:style-name="P13"><draw:frame draw:style-name="fr1" draw:name="Cornice23" text:anchor-type="paragraph" svg:width="6.334cm" draw:z-index="48"><draw:text-box fo:min-height="4.687cm"><text:p text:style-name="Picture"><draw:frame draw:style-name="fr5" draw:name="Immagine54" text:anchor-type="as-char" svg:width="6.334cm" style:rel-width="100%" svg:height="4.687cm" style:rel-height="scale" draw:z-index="83"><draw:image xlink:href="../../Resources/Levels/Radme/Clearing/Fortress/FortressInTheClearing2.jpg" xlink:type="simple" xlink:show="embed" xlink:actuate="onLoad" loext:mime-type="image/jpeg"/></draw:frame><text:span text:style-name="T12"><text:line-break/></text:span>Picture <text:sequence text:ref-name="refPicture24" text:name="Picture" text:formula="ooow:Picture+1" style:num-format="1">25</text:sequence>: Fortress</text:p></draw:text-box></draw:frame></text:p>
          </table:table-cell>
        </table:table-row>
      </table:table>
      <text:h text:style-name="Heading_20_4" text:outline-level="4"><text:bookmark-start text:name="__RefHeading___Toc4436_4218539201"/><text:soft-page-break/>Dark Mountain<text:bookmark-end text:name="__RefHeading___Toc4436_4218539201"/></text:h>
      <table:table table:name="Tabella5" table:style-name="Tabella5">
        <table:table-column table:style-name="Tabella5.A" table:number-columns-repeated="3"/>
        <table:table-row>
          <table:table-cell table:style-name="Tabella5.A1" office:value-type="string">
            <text:p text:style-name="P13"><draw:frame draw:style-name="fr1" draw:name="Cornice24" text:anchor-type="paragraph" svg:width="6.332cm" draw:z-index="49"><draw:text-box fo:min-height="9.516cm"><text:p text:style-name="Picture"><draw:frame draw:style-name="fr5" draw:name="Immagine55" text:anchor-type="as-char" svg:width="6.332cm" style:rel-width="100%" svg:height="9.516cm" style:rel-height="scale" draw:z-index="87"><draw:image xlink:href="../../Resources/Levels/Radme/Dark%20Mountain/Dark%20Mountain%201.jpg" xlink:type="simple" xlink:show="embed" xlink:actuate="onLoad" loext:mime-type="image/jpeg"/></draw:frame><text:span text:style-name="T12"><text:line-break/></text:span>Picture <text:sequence text:ref-name="refPicture25" text:name="Picture" text:formula="ooow:Picture+1" style:num-format="1">26</text:sequence>: Dark Mountain</text:p></draw:text-box></draw:frame></text:p>
          </table:table-cell>
          <table:table-cell table:style-name="Tabella5.A1" office:value-type="string">
            <text:p text:style-name="P13"><draw:frame draw:style-name="fr1" draw:name="Cornice25" text:anchor-type="paragraph" svg:width="6.334cm" draw:z-index="50"><draw:text-box fo:min-height="2.956cm"><text:p text:style-name="Picture"><draw:frame draw:style-name="fr5" draw:name="Immagine56" text:anchor-type="as-char" svg:width="6.334cm" style:rel-width="100%" svg:height="2.956cm" style:rel-height="scale" draw:z-index="89"><draw:image xlink:href="../../Resources/Levels/Radme/Dark%20Mountain/Dark%20Mountain%202.jpg" xlink:type="simple" xlink:show="embed" xlink:actuate="onLoad" loext:mime-type="image/jpeg"/></draw:frame><text:span text:style-name="T12"><text:line-break/></text:span>Picture <text:sequence text:ref-name="refPicture26" text:name="Picture" text:formula="ooow:Picture+1" style:num-format="1">27</text:sequence>: Dark Mountain</text:p></draw:text-box></draw:frame></text:p>
          </table:table-cell>
          <table:table-cell table:style-name="Tabella5.A1" office:value-type="string">
            <text:p text:style-name="P13"><draw:frame draw:style-name="fr1" draw:name="Cornice26" text:anchor-type="paragraph" svg:width="6.334cm" draw:z-index="52"><draw:text-box fo:min-height="3.293cm"><text:p text:style-name="Picture"><draw:frame draw:style-name="fr5" draw:name="Immagine57" text:anchor-type="as-char" svg:width="6.334cm" style:rel-width="100%" svg:height="3.293cm" style:rel-height="scale" draw:z-index="91"><draw:image xlink:href="../../Resources/Levels/Radme/Dark%20Mountain/Castle/castle.jpg" xlink:type="simple" xlink:show="embed" xlink:actuate="onLoad" loext:mime-type="image/jpeg"/></draw:frame><text:span text:style-name="T12"><text:line-break/></text:span>Picture <text:sequence text:ref-name="refPicture27" text:name="Picture" text:formula="ooow:Picture+1" style:num-format="1">28</text:sequence>: Castle</text:p></draw:text-box></draw:frame></text:p>
          </table:table-cell>
        </table:table-row>
      </table:table>
      <text:h text:style-name="Heading_20_4" text:outline-level="4"><text:bookmark-start text:name="__RefHeading___Toc4438_4218539201"/>Roaring Hills<text:bookmark-end text:name="__RefHeading___Toc4438_4218539201"/></text:h>
      <table:table table:name="Tabella4" table:style-name="Tabella4">
        <table:table-column table:style-name="Tabella4.A" table:number-columns-repeated="3"/>
        <table:table-row>
          <table:table-cell table:style-name="Tabella4.A1" office:value-type="string">
            <text:p text:style-name="P13"><draw:frame draw:style-name="fr1" draw:name="Cornice27" text:anchor-type="paragraph" svg:width="6.332cm" draw:z-index="54"><draw:text-box fo:min-height="3.561cm"><text:p text:style-name="Picture"><draw:frame draw:style-name="fr5" draw:name="Immagine58" text:anchor-type="as-char" svg:width="6.332cm" style:rel-width="100%" svg:height="3.561cm" style:rel-height="scale" draw:z-index="93"><draw:image xlink:href="../../Resources/Levels/Radme/Roaring%20Hills/Mine/Mine.jpg" xlink:type="simple" xlink:show="embed" xlink:actuate="onLoad" loext:mime-type="image/jpeg"/></draw:frame><text:span text:style-name="T12"><text:line-break/></text:span>Picture <text:sequence text:ref-name="refPicture28" text:name="Picture" text:formula="ooow:Picture+1" style:num-format="1">29</text:sequence>: Mine</text:p></draw:text-box></draw:frame></text:p>
          </table:table-cell>
          <table:table-cell table:style-name="Tabella4.A1" office:value-type="string">
            <text:p text:style-name="P13"><draw:frame draw:style-name="fr1" draw:name="Cornice28" text:anchor-type="paragraph" svg:width="6.334cm" draw:z-index="56"><draw:text-box fo:min-height="4.591cm"><text:p text:style-name="Picture"><draw:frame draw:style-name="fr5" draw:name="Immagine59" text:anchor-type="as-char" svg:width="6.334cm" style:rel-width="100%" svg:height="4.591cm" style:rel-height="scale" draw:z-index="95"><draw:image xlink:href="../../Resources/Levels/Radme/Roaring%20Hills/Mine/internal.jpg" xlink:type="simple" xlink:show="embed" xlink:actuate="onLoad" loext:mime-type="image/jpeg"/></draw:frame><text:span text:style-name="T12"><text:line-break/></text:span>Picture <text:sequence text:ref-name="refPicture29" text:name="Picture" text:formula="ooow:Picture+1" style:num-format="1">30</text:sequence>: Mine: internal</text:p></draw:text-box></draw:frame></text:p>
          </table:table-cell>
          <table:table-cell table:style-name="Tabella4.A1" office:value-type="string">
            <text:p text:style-name="P13"><draw:frame draw:style-name="fr1" draw:name="Cornice29" text:anchor-type="paragraph" svg:width="6.334cm" draw:z-index="58"><draw:text-box fo:min-height="3.563cm"><text:p text:style-name="Picture"><draw:frame draw:style-name="fr5" draw:name="Immagine60" text:anchor-type="as-char" svg:width="6.334cm" style:rel-width="100%" svg:height="3.563cm" style:rel-height="scale" draw:z-index="96"><draw:image xlink:href="../../Resources/Levels/Radme/Roaring%20Hills/Village/Roaring%20Hills.png" xlink:type="simple" xlink:show="embed" xlink:actuate="onLoad" loext:mime-type="image/png"/></draw:frame><text:span text:style-name="T12"><text:line-break/></text:span>Picture <text:sequence text:ref-name="refPicture30" text:name="Picture" text:formula="ooow:Picture+1" style:num-format="1">31</text:sequence>: Village</text:p></draw:text-box></draw:frame></text:p>
          </table:table-cell>
        </table:table-row>
      </table:table>
      <text:h text:style-name="Heading_20_4" text:outline-level="4"><text:bookmark-start text:name="__RefHeading___Toc4440_4218539201"/>Salt Marina<text:bookmark-end text:name="__RefHeading___Toc4440_4218539201"/></text:h>
      <table:table table:name="Tabella3" table:style-name="Tabella3">
        <table:table-column table:style-name="Tabella3.A" table:number-columns-repeated="3"/>
        <table:table-row>
          <table:table-cell table:style-name="Tabella3.A1" office:value-type="string">
            <text:p text:style-name="P13"><draw:frame draw:style-name="fr1" draw:name="Cornice30" text:anchor-type="paragraph" svg:width="6.332cm" draw:z-index="60"><draw:text-box fo:min-height="3.561cm"><text:p text:style-name="Picture"><draw:frame draw:style-name="fr5" draw:name="Immagine61" text:anchor-type="as-char" svg:width="6.332cm" style:rel-width="100%" svg:height="3.561cm" style:rel-height="scale" draw:z-index="98"><draw:image xlink:href="../../Resources/Levels/Radme/Salt%20Marina/Salt%20Marina.jpg" xlink:type="simple" xlink:show="embed" xlink:actuate="onLoad" loext:mime-type="image/jpeg"/></draw:frame><text:span text:style-name="T12"><text:line-break/></text:span>Picture <text:sequence text:ref-name="refPicture31" text:name="Picture" text:formula="ooow:Picture+1" style:num-format="1">32</text:sequence>: Salt Marina</text:p></draw:text-box></draw:frame></text:p>
          </table:table-cell>
          <table:table-cell table:style-name="Tabella3.A1" office:value-type="string">
            <text:p text:style-name="P13"><draw:frame draw:style-name="fr1" draw:name="Cornice31" text:anchor-type="paragraph" svg:width="6.334cm" draw:z-index="62"><draw:text-box fo:min-height="3.604cm"><text:p text:style-name="Picture"><draw:frame draw:style-name="fr5" draw:name="Immagine62" text:anchor-type="as-char" svg:width="6.334cm" style:rel-width="100%" svg:height="3.604cm" style:rel-height="scale" draw:z-index="100"><draw:image xlink:href="../../Resources/Levels/Radme/Salt%20Marina/Harbour/Harbour.png" xlink:type="simple" xlink:show="embed" xlink:actuate="onLoad" loext:mime-type="image/png"/></draw:frame><text:span text:style-name="T12"><text:line-break/></text:span>Picture <text:sequence text:ref-name="refPicture32" text:name="Picture" text:formula="ooow:Picture+1" style:num-format="1">33</text:sequence>: Harbour</text:p></draw:text-box></draw:frame></text:p>
          </table:table-cell>
          <table:table-cell table:style-name="Tabella3.A1" office:value-type="string">
            <text:p text:style-name="P13"><draw:frame draw:style-name="fr1" draw:name="Cornice32" text:anchor-type="paragraph" svg:width="6.334cm" draw:z-index="64"><draw:text-box fo:min-height="3.667cm"><text:p text:style-name="Picture"><draw:frame draw:style-name="fr5" draw:name="Immagine63" text:anchor-type="as-char" svg:width="6.334cm" style:rel-width="100%" svg:height="3.667cm" style:rel-height="scale" draw:z-index="102"><draw:image xlink:href="../../Resources/Levels/Radme/Salt%20Marina/Bazaar/Bazaar%201.png" xlink:type="simple" xlink:show="embed" xlink:actuate="onLoad" loext:mime-type="image/png"/></draw:frame><text:span text:style-name="T12"><text:line-break/></text:span>Picture <text:sequence text:ref-name="refPicture33" text:name="Picture" text:formula="ooow:Picture+1" style:num-format="1">34</text:sequence>: Bazaar</text:p></draw:text-box></draw:frame></text:p>
          </table:table-cell>
        </table:table-row>
      </table:table>
      <text:h text:style-name="Heading_20_4" text:outline-level="4"><text:bookmark-start text:name="__RefHeading___Toc4442_4218539201"/><text:soft-page-break/>Swamps<text:bookmark-end text:name="__RefHeading___Toc4442_4218539201"/></text:h>
      <table:table table:name="Tabella2" table:style-name="Tabella2">
        <table:table-column table:style-name="Tabella2.A" table:number-columns-repeated="3"/>
        <table:table-row>
          <table:table-cell table:style-name="Tabella2.A1" office:value-type="string">
            <text:p text:style-name="Table_20_Contents"><draw:frame draw:style-name="fr1" draw:name="Cornice33" text:anchor-type="paragraph" svg:width="6.332cm" draw:z-index="66"><draw:text-box fo:min-height="2.674cm"><text:p text:style-name="Picture"><draw:frame draw:style-name="fr5" draw:name="Immagine64" text:anchor-type="as-char" svg:width="6.332cm" style:rel-width="100%" svg:height="2.674cm" style:rel-height="scale" draw:z-index="104"><draw:image xlink:href="../../Resources/Levels/Radme/Swamps/Swamps%201.jpg" xlink:type="simple" xlink:show="embed" xlink:actuate="onLoad" loext:mime-type="image/jpeg"/></draw:frame><text:span text:style-name="T12"><text:line-break/></text:span>Picture <text:sequence text:ref-name="refPicture34" text:name="Picture" text:formula="ooow:Picture+1" style:num-format="1">35</text:sequence>: Swamps</text:p></draw:text-box></draw:frame></text:p>
          </table:table-cell>
          <table:table-cell table:style-name="Tabella2.A1" office:value-type="string">
            <text:p text:style-name="Table_20_Contents"><draw:frame draw:style-name="fr1" draw:name="Cornice34" text:anchor-type="paragraph" svg:width="6.334cm" draw:z-index="68"><draw:text-box fo:min-height="3.958cm"><text:p text:style-name="Picture"><draw:frame draw:style-name="fr5" draw:name="Immagine65" text:anchor-type="as-char" svg:width="6.334cm" style:rel-width="100%" svg:height="3.958cm" style:rel-height="scale" draw:z-index="106"><draw:image xlink:href="../../Resources/Levels/Radme/Swamps/Swamps%205.jpg" xlink:type="simple" xlink:show="embed" xlink:actuate="onLoad" loext:mime-type="image/jpeg"/></draw:frame><text:span text:style-name="T12"><text:line-break/></text:span>Picture <text:sequence text:ref-name="refPicture35" text:name="Picture" text:formula="ooow:Picture+1" style:num-format="1">36</text:sequence>: Swamps</text:p></draw:text-box></draw:frame></text:p>
          </table:table-cell>
          <table:table-cell table:style-name="Tabella2.A1" office:value-type="string">
            <text:p text:style-name="Table_20_Contents"><draw:frame draw:style-name="fr1" draw:name="Cornice35" text:anchor-type="paragraph" svg:width="6.334cm" draw:z-index="70"><draw:text-box fo:min-height="4.75cm"><text:p text:style-name="Picture"><draw:frame draw:style-name="fr5" draw:name="Immagine66" text:anchor-type="as-char" svg:width="6.334cm" style:rel-width="100%" svg:height="4.75cm" style:rel-height="scale" draw:z-index="108"><draw:image xlink:href="../../Resources/Levels/Radme/Swamps/Swamps%204.jpg" xlink:type="simple" xlink:show="embed" xlink:actuate="onLoad" loext:mime-type="image/jpeg"/></draw:frame><text:span text:style-name="T12"><text:line-break/></text:span>Picture <text:sequence text:ref-name="refPicture36" text:name="Picture" text:formula="ooow:Picture+1" style:num-format="1">37</text:sequence>: Swamps</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Figure" style:family="paragraph" style:parent-style-name="Caption" style:class="extra"/>
    <style:style style:name="Pict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32</text:page-count></text:p>
      </style:header>
    </style:master-page>
    <style:master-page style:name="First_20_Page" style:display-name="First Page" style:page-layout-name="Mpm2" style:next-style-name="PaginaVuotaDelLibro">
      <style:header>
        <text:p text:style-name="Header"/>
      </style:header>
    </style:master-page>
    <style:master-page style:name="Index" style:page-layout-name="Mpm3" style:next-style-name="Standard">
      <style:header>
        <text:p text:style-name="Header"/>
      </style:header>
    </style:master-page>
    <style:master-page style:name="PaginaVuotaDelLibro" style:page-layout-name="Mpm4" style:next-style-name="Index">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7T22:31:54.742000000</dc:date>
    <meta:editing-duration>PT16H8M4S</meta:editing-duration>
    <meta:editing-cycles>567</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14" meta:image-count="72" meta:object-count="0" meta:page-count="32" meta:paragraph-count="284" meta:word-count="4548" meta:character-count="26483" meta:non-whitespace-character-count="22165"/>
  </office:meta>
</office:document-meta>
</file>